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5.203cm"/>
    </style:style>
    <style:style style:name="co3" style:family="table-column">
      <style:table-column-properties fo:break-before="auto" style:column-width="6.95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6cm"/>
    </style:style>
    <style:style style:name="co7" style:family="table-column">
      <style:table-column-properties fo:break-before="auto" style:column-width="3.53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1.035cm"/>
    </style:style>
    <style:style style:name="co10" style:family="table-column">
      <style:table-column-properties fo:break-before="auto" style:column-width="0.751cm"/>
    </style:style>
    <style:style style:name="co11" style:family="table-column">
      <style:table-column-properties fo:break-before="auto" style:column-width="1.427cm"/>
    </style:style>
    <style:style style:name="co12" style:family="table-column">
      <style:table-column-properties fo:break-before="auto" style:column-width="1.392cm"/>
    </style:style>
    <style:style style:name="co13" style:family="table-column">
      <style:table-column-properties fo:break-before="auto" style:column-width="1.374cm"/>
    </style:style>
    <style:style style:name="co14" style:family="table-column">
      <style:table-column-properties fo:break-before="auto" style:column-width="1.286cm"/>
    </style:style>
    <style:style style:name="co15" style:family="table-column">
      <style:table-column-properties fo:break-before="auto" style:column-width="1.249cm"/>
    </style:style>
    <style:style style:name="co16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1.445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2.408cm"/>
    </style:style>
    <style:style style:name="co22" style:family="table-column">
      <style:table-column-properties fo:break-before="auto" style:column-width="2.425cm"/>
    </style:style>
    <style:style style:name="co23" style:family="table-column">
      <style:table-column-properties fo:break-before="auto" style:column-width="1.783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/>
    <style:style style:name="ce4" style:family="table-cell" style:parent-style-name="Default" style:data-style-name="N4"/>
    <style:style style:name="ce5" style:family="table-cell" style:parent-style-name="Default" style:data-style-name="N4"/>
    <style:style style:name="ce1" style:family="table-cell" style:parent-style-name="Default" style:data-style-name="N4"/>
    <style:style style:name="ce7" style:family="table-cell" style:parent-style-name="Default" style:data-style-name="N119"/>
    <style:style style:name="ce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ongs_m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6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0" table:default-cell-style-name="ce5"/>
        <table:table-column table:style-name="co21" table:default-cell-style-name="Default"/>
        <table:table-column table:style-name="co22" table:default-cell-style-name="ce1"/>
        <table:table-column table:style-name="co23" table:default-cell-style-name="ce7"/>
        <table:table-column table:style-name="co4" table:default-cell-style-name="ce3"/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Canción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Song ID</text:p>
          </table:table-cell>
          <table:table-cell office:value-type="string" calcext:value-type="string">
            <text:p>Band ID</text:p>
          </table:table-cell>
          <table:table-cell office:value-type="string" calcext:value-type="string">
            <text:p>Disc ID</text:p>
          </table:table-cell>
          <table:table-cell office:value-type="string" calcext:value-type="string">
            <text:p>Dif:G</text:p>
          </table:table-cell>
          <table:table-cell office:value-type="string" calcext:value-type="string">
            <text:p>Dif:R</text:p>
          </table:table-cell>
          <table:table-cell office:value-type="string" calcext:value-type="string">
            <text:p>Dif:D</text:p>
          </table:table-cell>
          <table:table-cell office:value-type="string" calcext:value-type="string">
            <text:p>Dif:V</text:p>
          </table:table-cell>
          <table:table-cell office:value-type="string" calcext:value-type="string">
            <text:p>Dif:B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BPM:G</text:p>
          </table:table-cell>
          <table:table-cell office:value-type="string" calcext:value-type="string">
            <text:p>BPM:R</text:p>
          </table:table-cell>
          <table:table-cell office:value-type="string" calcext:value-type="string">
            <text:p>BPM:D</text:p>
          </table:table-cell>
          <table:table-cell office:value-type="string" calcext:value-type="string">
            <text:p>BPM:V</text:p>
          </table:table-cell>
          <table:table-cell office:value-type="string" calcext:value-type="string">
            <text:p>BPM:B</text:p>
          </table:table-cell>
          <table:table-cell office:value-type="string" calcext:value-type="string">
            <text:p>S:G_0</text:p>
          </table:table-cell>
          <table:table-cell office:value-type="string" calcext:value-type="string">
            <text:p>S:G_1</text:p>
          </table:table-cell>
          <table:table-cell office:value-type="string" calcext:value-type="string">
            <text:p>S:G_2</text:p>
          </table:table-cell>
          <table:table-cell office:value-type="string" calcext:value-type="string">
            <text:p>S:R_0</text:p>
          </table:table-cell>
          <table:table-cell office:value-type="string" calcext:value-type="string">
            <text:p>S:R_1</text:p>
          </table:table-cell>
          <table:table-cell office:value-type="string" calcext:value-type="string">
            <text:p>S:R_2</text:p>
          </table:table-cell>
          <table:table-cell office:value-type="string" calcext:value-type="string">
            <text:p>S:D_0</text:p>
          </table:table-cell>
          <table:table-cell office:value-type="string" calcext:value-type="string">
            <text:p>S:D_1</text:p>
          </table:table-cell>
          <table:table-cell office:value-type="string" calcext:value-type="string">
            <text:p>S:D_2</text:p>
          </table:table-cell>
          <table:table-cell office:value-type="string" calcext:value-type="string">
            <text:p>S:V_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irst tick</text:p>
          </table:table-cell>
          <table:table-cell office:value-type="string" calcext:value-type="string">
            <text:p>Last tick</text:p>
          </table:table-cell>
          <table:table-cell office:value-type="string" calcext:value-type="string">
            <text:p>BPM:cal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LEN</text:p>
          </table:table-cell>
          <table:table-cell table:style-name="ce2" office:value-type="string" calcext:value-type="string">
            <text:p>ticks per sec</text:p>
          </table:table-cell>
          <table:table-cell table:style-name="ce4" office:value-type="string" calcext:value-type="string">
            <text:p>ticks per sec</text:p>
          </table:table-cell>
          <table:table-cell office:value-type="string" calcext:value-type="string">
            <text:p>ticks per beat</text:p>
          </table:table-cell>
          <table:table-cell office:value-type="string" calcext:value-type="string">
            <text:p>beats per sec</text:p>
          </table:table-cell>
          <table:table-cell office:value-type="string" calcext:value-type="string">
            <text:p>new BPM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rbol</text:p>
          </table:table-cell>
          <table:table-cell office:value-type="string" calcext:value-type="string">
            <text:p>Soy Vos</text:p>
          </table:table-cell>
          <table:table-cell office:value-type="string" calcext:value-type="string">
            <text:p>Hormig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CE0DD7FB581131</text:p>
          </table:table-cell>
          <table:table-cell office:value-type="string" calcext:value-type="string">
            <text:p>8CE0DD7DD4A322D</text:p>
          </table:table-cell>
          <table:table-cell office:value-type="string" calcext:value-type="string">
            <text:p>8CE0DD7E45E5BF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7969" calcext:value-type="float">
            <text:p>7969</text:p>
          </table:table-cell>
          <table:table-cell office:value-type="float" office:value="88200" calcext:value-type="float">
            <text:p>88200</text:p>
          </table:table-cell>
          <table:table-cell office:value-type="float" office:value="8770632" calcext:value-type="float">
            <text:p>8770632</text:p>
          </table:table-cell>
          <table:table-cell office:value-type="string" calcext:value-type="string">
            <text:p>82,07</text:p>
          </table:table-cell>
          <table:table-cell office:value-type="float" office:value="83" calcext:value-type="float">
            <text:p>83</text:p>
          </table:table-cell>
          <table:table-cell office:value-type="float" office:value="201916" calcext:value-type="float">
            <text:p>201916</text:p>
          </table:table-cell>
          <table:table-cell table:style-name="ce2" table:formula="of:=1000*([.AE2]-0)/([.AH2]-3000)" office:value-type="float" office:value="44092.1393955237" calcext:value-type="float">
            <text:p>44.092,14</text:p>
          </table:table-cell>
          <table:table-cell table:style-name="ce4" table:formula="of:=1000*([.AE2]-[.AD2])/([.AH2]-3000)" office:value-type="float" office:value="43648.7361499326" calcext:value-type="float">
            <text:p>43.648,74</text:p>
          </table:table-cell>
          <table:table-cell table:formula="of:=[.AC2]*4" office:value-type="float" office:value="31876" calcext:value-type="float">
            <text:p>31876</text:p>
          </table:table-cell>
          <table:table-cell table:formula="of:=[.AG2]/60" office:value-type="float" office:value="1.38333333333333" calcext:value-type="float">
            <text:p>1,38</text:p>
          </table:table-cell>
          <table:table-cell table:formula="of:=60*[.AJ2]/[.AK2]" office:value-type="float" office:value="82.1597493096988" calcext:value-type="float">
            <text:p>82,160</text:p>
          </table:table-cell>
          <table:table-cell table:formula="of:=[.AM2]/[.AG2]" office:value-type="float" office:value="0.989876497707214" calcext:value-type="float">
            <text:p>0,990</text:p>
          </table:table-cell>
        </table:table-row>
        <table:table-row table:style-name="ro1">
          <table:table-cell office:value-type="string" calcext:value-type="string">
            <text:p>El Otro Yo</text:p>
          </table:table-cell>
          <table:table-cell office:value-type="string" calcext:value-type="string">
            <text:p>Locomotora</text:p>
          </table:table-cell>
          <table:table-cell office:value-type="string" calcext:value-type="string">
            <text:p>Fuera Del Tiemp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CDA0A4B1CF5586</text:p>
          </table:table-cell>
          <table:table-cell office:value-type="string" calcext:value-type="string">
            <text:p>8CDA0A1DDF54308</text:p>
          </table:table-cell>
          <table:table-cell office:value-type="string" calcext:value-type="string">
            <text:p>8CDA0A45518C3B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8116" calcext:value-type="float">
            <text:p>8116</text:p>
          </table:table-cell>
          <table:table-cell office:value-type="float" office:value="44100" calcext:value-type="float">
            <text:p>44100</text:p>
          </table:table-cell>
          <table:table-cell office:value-type="float" office:value="10134890" calcext:value-type="float">
            <text:p>10134890</text:p>
          </table:table-cell>
          <table:table-cell office:value-type="string" calcext:value-type="string">
            <text:p>80,58</text:p>
          </table:table-cell>
          <table:table-cell office:value-type="float" office:value="81" calcext:value-type="float">
            <text:p>81</text:p>
          </table:table-cell>
          <table:table-cell office:value-type="float" office:value="232966" calcext:value-type="float">
            <text:p>232966</text:p>
          </table:table-cell>
          <table:table-cell table:style-name="ce2" table:formula="of:=1000*([.AE3]-0)/([.AH3]-3000)" office:value-type="float" office:value="44071.2540114626" calcext:value-type="float">
            <text:p>44.071,25</text:p>
          </table:table-cell>
          <table:table-cell table:style-name="ce4" table:formula="of:=1000*([.AE3]-[.AD3])/([.AH3]-3000)" office:value-type="float" office:value="43879.4865327918" calcext:value-type="float">
            <text:p>43.879,49</text:p>
          </table:table-cell>
          <table:table-cell table:formula="of:=[.AC3]*2" office:value-type="float" office:value="16232" calcext:value-type="float">
            <text:p>16232</text:p>
          </table:table-cell>
          <table:table-cell table:formula="of:=[.AG3]/60" office:value-type="float" office:value="1.35" calcext:value-type="float">
            <text:p>1,35</text:p>
          </table:table-cell>
          <table:table-cell table:formula="of:=60*[.AJ3]/[.AK3]" office:value-type="float" office:value="162.196229174933" calcext:value-type="float">
            <text:p>162,196</text:p>
          </table:table-cell>
          <table:table-cell table:formula="of:=[.AM3]/[.AG3]" office:value-type="float" office:value="2.00242258240658" calcext:value-type="float">
            <text:p>2,002</text:p>
          </table:table-cell>
        </table:table-row>
        <table:table-row table:style-name="ro1">
          <table:table-cell office:value-type="string" calcext:value-type="string">
            <text:p>Ella es tan Cargosa</text:p>
          </table:table-cell>
          <table:table-cell office:value-type="string" calcext:value-type="string">
            <text:p>Ni siquiera entre tus brazos</text:p>
          </table:table-cell>
          <table:table-cell office:value-type="string" calcext:value-type="string">
            <text:p>Ella es tan cargos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CE0ED4DE9297DB</text:p>
          </table:table-cell>
          <table:table-cell office:value-type="string" calcext:value-type="string">
            <text:p>8CE0ED134FDDAF8</text:p>
          </table:table-cell>
          <table:table-cell office:value-type="string" calcext:value-type="string">
            <text:p>8CE0ED143F2508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800" calcext:value-type="float">
            <text:p>9800</text:p>
          </table:table-cell>
          <table:table-cell office:value-type="float" office:value="13230" calcext:value-type="float">
            <text:p>13230</text:p>
          </table:table-cell>
          <table:table-cell office:value-type="float" office:value="9408582" calcext:value-type="float">
            <text:p>9408582</text:p>
          </table:table-cell>
          <table:table-cell office:value-type="string" calcext:value-type="string">
            <text:p>66,73</text:p>
          </table:table-cell>
          <table:table-cell office:value-type="float" office:value="135" calcext:value-type="float">
            <text:p>135</text:p>
          </table:table-cell>
          <table:table-cell office:value-type="float" office:value="216400" calcext:value-type="float">
            <text:p>216400</text:p>
          </table:table-cell>
          <table:table-cell table:style-name="ce2" table:formula="of:=1000*([.AE4]-0)/([.AH4]-3000)" office:value-type="float" office:value="44088.9503280225" calcext:value-type="float">
            <text:p>44.088,95</text:p>
          </table:table-cell>
          <table:table-cell table:style-name="ce4" table:formula="of:=1000*([.AE4]-[.AD4])/([.AH4]-3000)" office:value-type="float" office:value="44026.954076851" calcext:value-type="float">
            <text:p>44.026,95</text:p>
          </table:table-cell>
          <table:table-cell table:formula="of:=[.AC4]*2" office:value-type="float" office:value="19600" calcext:value-type="float">
            <text:p>19600</text:p>
          </table:table-cell>
          <table:table-cell table:formula="of:=[.AG4]/60" office:value-type="float" office:value="2.25" calcext:value-type="float">
            <text:p>2,25</text:p>
          </table:table-cell>
          <table:table-cell table:formula="of:=60*[.AJ4]/[.AK4]" office:value-type="float" office:value="134.776390031176" calcext:value-type="float">
            <text:p>134,776</text:p>
          </table:table-cell>
          <table:table-cell table:formula="of:=[.AM4]/[.AG4]" office:value-type="float" office:value="0.998343629860567" calcext:value-type="float">
            <text:p>0,998</text:p>
          </table:table-cell>
        </table:table-row>
        <table:table-row table:style-name="ro1">
          <table:table-cell office:value-type="string" calcext:value-type="string">
            <text:p>Estelares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Sistema Nervioso Centra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CD95C96F8BAC74</text:p>
          </table:table-cell>
          <table:table-cell office:value-type="string" calcext:value-type="string">
            <text:p>8CD95C93A5C0946</text:p>
          </table:table-cell>
          <table:table-cell office:value-type="string" calcext:value-type="string">
            <text:p>8CD95C95D3A661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656" calcext:value-type="float">
            <text:p>9656</text:p>
          </table:table-cell>
          <table:table-cell office:value-type="float" office:value="11609" calcext:value-type="float">
            <text:p>11609</text:p>
          </table:table-cell>
          <table:table-cell office:value-type="float" office:value="9986257" calcext:value-type="float">
            <text:p>9986257</text:p>
          </table:table-cell>
          <table:table-cell office:value-type="string" calcext:value-type="string">
            <text:p>67,73</text:p>
          </table:table-cell>
          <table:table-cell office:value-type="float" office:value="138" calcext:value-type="float">
            <text:p>138</text:p>
          </table:table-cell>
          <table:table-cell office:value-type="float" office:value="229514" calcext:value-type="float">
            <text:p>229514</text:p>
          </table:table-cell>
          <table:table-cell table:style-name="ce2" table:formula="of:=1000*([.AE5]-0)/([.AH5]-3000)" office:value-type="float" office:value="44086.7098722375" calcext:value-type="float">
            <text:p>44.086,71</text:p>
          </table:table-cell>
          <table:table-cell table:style-name="ce4" table:formula="of:=1000*([.AE5]-[.AD5])/([.AH5]-3000)" office:value-type="float" office:value="44035.4591769162" calcext:value-type="float">
            <text:p>44.035,46</text:p>
          </table:table-cell>
          <table:table-cell table:formula="of:=[.AC5]*2" office:value-type="float" office:value="19312" calcext:value-type="float">
            <text:p>19312</text:p>
          </table:table-cell>
          <table:table-cell table:formula="of:=[.AG5]/60" office:value-type="float" office:value="2.3" calcext:value-type="float">
            <text:p>2,30</text:p>
          </table:table-cell>
          <table:table-cell table:formula="of:=60*[.AJ5]/[.AK5]" office:value-type="float" office:value="136.812735636649" calcext:value-type="float">
            <text:p>136,813</text:p>
          </table:table-cell>
          <table:table-cell table:formula="of:=[.AM5]/[.AG5]" office:value-type="float" office:value="0.991396635048184" calcext:value-type="float">
            <text:p>0,991</text:p>
          </table:table-cell>
        </table:table-row>
        <table:table-row table:style-name="ro1">
          <table:table-cell office:value-type="string" calcext:value-type="string">
            <text:p>Guasones</text:p>
          </table:table-cell>
          <table:table-cell office:value-type="string" calcext:value-type="string">
            <text:p>Reyes de la Noche</text:p>
          </table:table-cell>
          <table:table-cell office:value-type="string" calcext:value-type="string">
            <text:p>Toro Roj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CDD6DCFE601C6E</text:p>
          </table:table-cell>
          <table:table-cell office:value-type="string" calcext:value-type="string">
            <text:p>8CDD6DC3AB45E1A</text:p>
          </table:table-cell>
          <table:table-cell office:value-type="string" calcext:value-type="string">
            <text:p>8CDD6DCF44C6C0A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450" calcext:value-type="float">
            <text:p>9450</text:p>
          </table:table-cell>
          <table:table-cell office:value-type="float" office:value="13230" calcext:value-type="float">
            <text:p>13230</text:p>
          </table:table-cell>
          <table:table-cell office:value-type="float" office:value="11122195" calcext:value-type="float">
            <text:p>11122195</text:p>
          </table:table-cell>
          <table:table-cell office:value-type="string" calcext:value-type="string">
            <text:p>69,21</text:p>
          </table:table-cell>
          <table:table-cell office:value-type="float" office:value="70" calcext:value-type="float">
            <text:p>70</text:p>
          </table:table-cell>
          <table:table-cell office:value-type="float" office:value="255262" calcext:value-type="float">
            <text:p>255262</text:p>
          </table:table-cell>
          <table:table-cell table:style-name="ce2" table:formula="of:=1000*([.AE6]-0)/([.AH6]-3000)" office:value-type="float" office:value="44089.8549920321" calcext:value-type="float">
            <text:p>44.089,85</text:p>
          </table:table-cell>
          <table:table-cell table:style-name="ce4" table:formula="of:=1000*([.AE6]-[.AD6])/([.AH6]-3000)" office:value-type="float" office:value="44037.409518675" calcext:value-type="float">
            <text:p>44.037,41</text:p>
          </table:table-cell>
          <table:table-cell table:formula="of:=[.AC6]*2" office:value-type="float" office:value="18900" calcext:value-type="float">
            <text:p>18900</text:p>
          </table:table-cell>
          <table:table-cell table:formula="of:=[.AG6]/60" office:value-type="float" office:value="1.16666666666667" calcext:value-type="float">
            <text:p>1,17</text:p>
          </table:table-cell>
          <table:table-cell table:formula="of:=60*[.AJ6]/[.AK6]" office:value-type="float" office:value="139.801300059286" calcext:value-type="float">
            <text:p>139,801</text:p>
          </table:table-cell>
          <table:table-cell table:formula="of:=[.AM6]/[.AG6]" office:value-type="float" office:value="1.99716142941837" calcext:value-type="float">
            <text:p>1,997</text:p>
          </table:table-cell>
        </table:table-row>
        <table:table-row table:style-name="ro1">
          <table:table-cell office:value-type="string" calcext:value-type="string">
            <text:p>Intoxicados</text:p>
          </table:table-cell>
          <table:table-cell office:value-type="string" calcext:value-type="string">
            <text:p>Casi Sin Pensar</text:p>
          </table:table-cell>
          <table:table-cell office:value-type="string" calcext:value-type="string">
            <text:p>El Exilio de las Especies (Thend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CDCCCD03E58666</text:p>
          </table:table-cell>
          <table:table-cell office:value-type="string" calcext:value-type="string">
            <text:p>8CD48B69585718A</text:p>
          </table:table-cell>
          <table:table-cell office:value-type="string" calcext:value-type="string">
            <text:p>8CD48B69C780B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table:number-columns-repeated="2"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1025" calcext:value-type="float">
            <text:p>11025</text:p>
          </table:table-cell>
          <table:table-cell office:value-type="float" office:value="13230" calcext:value-type="float">
            <text:p>13230</text:p>
          </table:table-cell>
          <table:table-cell office:value-type="float" office:value="10335389" calcext:value-type="float">
            <text:p>10335389</text:p>
          </table:table-cell>
          <table:table-cell office:value-type="string" calcext:value-type="string">
            <text:p>59,32</text:p>
          </table:table-cell>
          <table:table-cell office:value-type="float" office:value="120" calcext:value-type="float">
            <text:p>120</text:p>
          </table:table-cell>
          <table:table-cell office:value-type="float" office:value="237415" calcext:value-type="float">
            <text:p>237415</text:p>
          </table:table-cell>
          <table:table-cell table:style-name="ce2" table:formula="of:=1000*([.AE7]-0)/([.AH7]-3000)" office:value-type="float" office:value="44090.1350169571" calcext:value-type="float">
            <text:p>44.090,14</text:p>
          </table:table-cell>
          <table:table-cell table:style-name="ce4" table:formula="of:=1000*([.AE7]-[.AD7])/([.AH7]-3000)" office:value-type="float" office:value="44033.6966491052" calcext:value-type="float">
            <text:p>44.033,70</text:p>
          </table:table-cell>
          <table:table-cell table:formula="of:=[.AC7]*2" office:value-type="float" office:value="22050" calcext:value-type="float">
            <text:p>22050</text:p>
          </table:table-cell>
          <table:table-cell table:formula="of:=[.AG7]/60" office:value-type="float" office:value="2" calcext:value-type="float">
            <text:p>2,00</text:p>
          </table:table-cell>
          <table:table-cell table:formula="of:=60*[.AJ7]/[.AK7]" office:value-type="float" office:value="119.819582718654" calcext:value-type="float">
            <text:p>119,820</text:p>
          </table:table-cell>
          <table:table-cell table:formula="of:=[.AM7]/[.AG7]" office:value-type="float" office:value="0.998496522655447" calcext:value-type="float">
            <text:p>0,998</text:p>
          </table:table-cell>
        </table:table-row>
        <table:table-row table:style-name="ro1">
          <table:table-cell office:value-type="string" calcext:value-type="string">
            <text:p>Intoxicados</text:p>
          </table:table-cell>
          <table:table-cell office:value-type="string" calcext:value-type="string">
            <text:p>Pila Pila</text:p>
          </table:table-cell>
          <table:table-cell office:value-type="string" calcext:value-type="string">
            <text:p>El Exilio de las Especies (Thend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CD48B7478B27A8</text:p>
          </table:table-cell>
          <table:table-cell office:value-type="string" calcext:value-type="string">
            <text:p>8CD48B69585718A</text:p>
          </table:table-cell>
          <table:table-cell office:value-type="string" calcext:value-type="string">
            <text:p>8CD48B69C780B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844" calcext:value-type="float">
            <text:p>10844</text:p>
          </table:table-cell>
          <table:table-cell office:value-type="float" office:value="1092" calcext:value-type="float">
            <text:p>1092</text:p>
          </table:table-cell>
          <table:table-cell office:value-type="float" office:value="10854457" calcext:value-type="float">
            <text:p>10854457</text:p>
          </table:table-cell>
          <table:table-cell office:value-type="string" calcext:value-type="string">
            <text:p>60,31</text:p>
          </table:table-cell>
          <table:table-cell office:value-type="float" office:value="122" calcext:value-type="float">
            <text:p>122</text:p>
          </table:table-cell>
          <table:table-cell office:value-type="float" office:value="249175" calcext:value-type="float">
            <text:p>249175</text:p>
          </table:table-cell>
          <table:table-cell table:style-name="ce2" table:formula="of:=1000*([.AE8]-0)/([.AH8]-3000)" office:value-type="float" office:value="44092.442368234" calcext:value-type="float">
            <text:p>44.092,44</text:p>
          </table:table-cell>
          <table:table-cell table:style-name="ce4" table:formula="of:=1000*([.AE8]-[.AD8])/([.AH8]-3000)" office:value-type="float" office:value="44088.0064994415" calcext:value-type="float">
            <text:p>44.088,01</text:p>
          </table:table-cell>
          <table:table-cell table:formula="of:=[.AC8]*2" office:value-type="float" office:value="21688" calcext:value-type="float">
            <text:p>21688</text:p>
          </table:table-cell>
          <table:table-cell table:formula="of:=[.AG8]/60" office:value-type="float" office:value="2.03333333333333" calcext:value-type="float">
            <text:p>2,03</text:p>
          </table:table-cell>
          <table:table-cell table:formula="of:=60*[.AJ8]/[.AK8]" office:value-type="float" office:value="121.969770839473" calcext:value-type="float">
            <text:p>121,970</text:p>
          </table:table-cell>
          <table:table-cell table:formula="of:=[.AM8]/[.AG8]" office:value-type="float" office:value="0.999752219995679" calcext:value-type="float">
            <text:p>1,000</text:p>
          </table:table-cell>
        </table:table-row>
        <table:table-row table:style-name="ro1">
          <table:table-cell office:value-type="string" calcext:value-type="string">
            <text:p>Kapanga</text:p>
          </table:table-cell>
          <table:table-cell office:value-type="string" calcext:value-type="string">
            <text:p>Bisabuelo</text:p>
          </table:table-cell>
          <table:table-cell office:value-type="string" calcext:value-type="string">
            <text:p>Botanik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CDBC42155FAA84</text:p>
          </table:table-cell>
          <table:table-cell office:value-type="string" calcext:value-type="string">
            <text:p>8CDBC41E81C85EC</text:p>
          </table:table-cell>
          <table:table-cell office:value-type="string" calcext:value-type="string">
            <text:p>8CDBC41EBE480A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8703" calcext:value-type="float">
            <text:p>8703</text:p>
          </table:table-cell>
          <table:table-cell office:value-type="float" office:value="188898" calcext:value-type="float">
            <text:p>188898</text:p>
          </table:table-cell>
          <table:table-cell office:value-type="float" office:value="8128184" calcext:value-type="float">
            <text:p>8128184</text:p>
          </table:table-cell>
          <table:table-cell office:value-type="string" calcext:value-type="string">
            <text:p>75,15</text:p>
          </table:table-cell>
          <table:table-cell office:value-type="float" office:value="76" calcext:value-type="float">
            <text:p>76</text:p>
          </table:table-cell>
          <table:table-cell office:value-type="float" office:value="187350" calcext:value-type="float">
            <text:p>187350</text:p>
          </table:table-cell>
          <table:table-cell table:style-name="ce2" table:formula="of:=1000*([.AE9]-0)/([.AH9]-3000)" office:value-type="float" office:value="44091.0442093843" calcext:value-type="float">
            <text:p>44.091,04</text:p>
          </table:table-cell>
          <table:table-cell table:style-name="ce4" table:formula="of:=1000*([.AE9]-[.AD9])/([.AH9]-3000)" office:value-type="float" office:value="43066.3737455926" calcext:value-type="float">
            <text:p>43.066,37</text:p>
          </table:table-cell>
          <table:table-cell table:formula="of:=[.AC9]*2" office:value-type="float" office:value="17406" calcext:value-type="float">
            <text:p>17406</text:p>
          </table:table-cell>
          <table:table-cell table:formula="of:=[.AG9]/60" office:value-type="float" office:value="1.26666666666667" calcext:value-type="float">
            <text:p>1,27</text:p>
          </table:table-cell>
          <table:table-cell table:formula="of:=60*[.AJ9]/[.AK9]" office:value-type="float" office:value="148.453546175776" calcext:value-type="float">
            <text:p>148,454</text:p>
          </table:table-cell>
          <table:table-cell table:formula="of:=[.AM9]/[.AG9]" office:value-type="float" office:value="1.95333613389179" calcext:value-type="float">
            <text:p>1,953</text:p>
          </table:table-cell>
        </table:table-row>
        <table:table-row table:style-name="ro1">
          <table:table-cell office:value-type="string" calcext:value-type="string">
            <text:p>Kapanga</text:p>
          </table:table-cell>
          <table:table-cell office:value-type="string" calcext:value-type="string">
            <text:p>Fumar</text:p>
          </table:table-cell>
          <table:table-cell office:value-type="string" calcext:value-type="string">
            <text:p>Botanik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CDC34E4BACDE96</text:p>
          </table:table-cell>
          <table:table-cell office:value-type="string" calcext:value-type="string">
            <text:p>8CDBC41E81C85EC</text:p>
          </table:table-cell>
          <table:table-cell office:value-type="string" calcext:value-type="string">
            <text:p>8CDBC41EBE480A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3230" calcext:value-type="float">
            <text:p>13230</text:p>
          </table:table-cell>
          <table:table-cell office:value-type="float" office:value="7861915" calcext:value-type="float">
            <text:p>7861915</text:p>
          </table:table-cell>
          <table:table-cell office:value-type="string" calcext:value-type="string">
            <text:p>49,43</text:p>
          </table:table-cell>
          <table:table-cell office:value-type="float" office:value="100" calcext:value-type="float">
            <text:p>100</text:p>
          </table:table-cell>
          <table:table-cell office:value-type="float" office:value="181419" calcext:value-type="float">
            <text:p>181419</text:p>
          </table:table-cell>
          <table:table-cell table:style-name="ce2" table:formula="of:=1000*([.AE10]-0)/([.AH10]-3000)" office:value-type="float" office:value="44064.3373183349" calcext:value-type="float">
            <text:p>44.064,34</text:p>
          </table:table-cell>
          <table:table-cell table:style-name="ce4" table:formula="of:=1000*([.AE10]-[.AD10])/([.AH10]-3000)" office:value-type="float" office:value="43990.1860227891" calcext:value-type="float">
            <text:p>43.990,19</text:p>
          </table:table-cell>
          <table:table-cell table:formula="of:=[.AC10]*2" office:value-type="float" office:value="26460" calcext:value-type="float">
            <text:p>26460</text:p>
          </table:table-cell>
          <table:table-cell table:formula="of:=[.AG10]/60" office:value-type="float" office:value="1.66666666666667" calcext:value-type="float">
            <text:p>1,67</text:p>
          </table:table-cell>
          <table:table-cell table:formula="of:=60*[.AJ10]/[.AK10]" office:value-type="float" office:value="99.7509887138074" calcext:value-type="float">
            <text:p>99,751</text:p>
          </table:table-cell>
          <table:table-cell table:formula="of:=[.AM10]/[.AG10]" office:value-type="float" office:value="0.997509887138074" calcext:value-type="float">
            <text:p>0,998</text:p>
          </table:table-cell>
        </table:table-row>
        <table:table-row table:style-name="ro1">
          <table:table-cell office:value-type="string" calcext:value-type="string">
            <text:p>Las Pelotas</text:p>
          </table:table-cell>
          <table:table-cell office:value-type="string" calcext:value-type="string">
            <text:p>Bombachitas Rosas (Vivo)</text:p>
          </table:table-cell>
          <table:table-cell office:value-type="string" calcext:value-type="string">
            <text:p>Viv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DCC0A173DEBC2</text:p>
          </table:table-cell>
          <table:table-cell office:value-type="string" calcext:value-type="string">
            <text:p>8CDCC09F777143A</text:p>
          </table:table-cell>
          <table:table-cell office:value-type="string" calcext:value-type="string">
            <text:p>8CDCC09FEEA6D7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1405" calcext:value-type="float">
            <text:p>11405</text:p>
          </table:table-cell>
          <table:table-cell office:value-type="float" office:value="13230" calcext:value-type="float">
            <text:p>13230</text:p>
          </table:table-cell>
          <table:table-cell office:value-type="float" office:value="9813852" calcext:value-type="float">
            <text:p>9813852</text:p>
          </table:table-cell>
          <table:table-cell office:value-type="string" calcext:value-type="string">
            <text:p>57,34</text:p>
          </table:table-cell>
          <table:table-cell office:value-type="float" office:value="116" calcext:value-type="float">
            <text:p>116</text:p>
          </table:table-cell>
          <table:table-cell office:value-type="float" office:value="225646" calcext:value-type="float">
            <text:p>225646</text:p>
          </table:table-cell>
          <table:table-cell table:style-name="ce2" table:formula="of:=1000*([.AE11]-0)/([.AH11]-3000)" office:value-type="float" office:value="44078.276726283" calcext:value-type="float">
            <text:p>44.078,28</text:p>
          </table:table-cell>
          <table:table-cell table:style-name="ce4" table:formula="of:=1000*([.AE11]-[.AD11])/([.AH11]-3000)" office:value-type="float" office:value="44018.8550434322" calcext:value-type="float">
            <text:p>44.018,86</text:p>
          </table:table-cell>
          <table:table-cell table:formula="of:=[.AC11]*2" office:value-type="float" office:value="22810" calcext:value-type="float">
            <text:p>22810</text:p>
          </table:table-cell>
          <table:table-cell table:formula="of:=[.AG11]/60" office:value-type="float" office:value="1.93333333333333" calcext:value-type="float">
            <text:p>1,93</text:p>
          </table:table-cell>
          <table:table-cell table:formula="of:=60*[.AJ11]/[.AK11]" office:value-type="float" office:value="115.788307874" calcext:value-type="float">
            <text:p>115,788</text:p>
          </table:table-cell>
          <table:table-cell table:formula="of:=[.AM11]/[.AG11]" office:value-type="float" office:value="0.998175067879307" calcext:value-type="float">
            <text:p>0,998</text:p>
          </table:table-cell>
        </table:table-row>
        <table:table-row table:style-name="ro1">
          <table:table-cell office:value-type="string" calcext:value-type="string">
            <text:p>Las Pelotas</text:p>
          </table:table-cell>
          <table:table-cell office:value-type="string" calcext:value-type="string">
            <text:p>Será (Vivo)</text:p>
          </table:table-cell>
          <table:table-cell office:value-type="string" calcext:value-type="string">
            <text:p>Viv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DCC0A2F8CA556</text:p>
          </table:table-cell>
          <table:table-cell office:value-type="string" calcext:value-type="string">
            <text:p>8CDCC09F777143A</text:p>
          </table:table-cell>
          <table:table-cell office:value-type="string" calcext:value-type="string">
            <text:p>8CDCC09FEEA6D7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335" calcext:value-type="float">
            <text:p>10335</text:p>
          </table:table-cell>
          <table:table-cell office:value-type="float" office:value="10659" calcext:value-type="float">
            <text:p>10659</text:p>
          </table:table-cell>
          <table:table-cell office:value-type="float" office:value="7534539" calcext:value-type="float">
            <text:p>7534539</text:p>
          </table:table-cell>
          <table:table-cell office:value-type="string" calcext:value-type="string">
            <text:p>63,28</text:p>
          </table:table-cell>
          <table:table-cell office:value-type="float" office:value="128" calcext:value-type="float">
            <text:p>128</text:p>
          </table:table-cell>
          <table:table-cell office:value-type="float" office:value="173923" calcext:value-type="float">
            <text:p>173923</text:p>
          </table:table-cell>
          <table:table-cell table:style-name="ce2" table:formula="of:=1000*([.AE12]-0)/([.AH12]-3000)" office:value-type="float" office:value="44081.48113478" calcext:value-type="float">
            <text:p>44.081,48</text:p>
          </table:table-cell>
          <table:table-cell table:style-name="ce4" table:formula="of:=1000*([.AE12]-[.AD12])/([.AH12]-3000)" office:value-type="float" office:value="44019.1197205759" calcext:value-type="float">
            <text:p>44.019,12</text:p>
          </table:table-cell>
          <table:table-cell table:formula="of:=[.AC12]*2" office:value-type="float" office:value="20670" calcext:value-type="float">
            <text:p>20670</text:p>
          </table:table-cell>
          <table:table-cell table:formula="of:=[.AG12]/60" office:value-type="float" office:value="2.13333333333333" calcext:value-type="float">
            <text:p>2,13</text:p>
          </table:table-cell>
          <table:table-cell table:formula="of:=60*[.AJ12]/[.AK12]" office:value-type="float" office:value="127.776835183094" calcext:value-type="float">
            <text:p>127,777</text:p>
          </table:table-cell>
          <table:table-cell table:formula="of:=[.AM12]/[.AG12]" office:value-type="float" office:value="0.998256524867923" calcext:value-type="float">
            <text:p>0,998</text:p>
          </table:table-cell>
        </table:table-row>
        <table:table-row table:style-name="ro1">
          <table:table-cell office:value-type="string" calcext:value-type="string">
            <text:p>Los Autenticos Decadentes</text:p>
          </table:table-cell>
          <table:table-cell office:value-type="string" calcext:value-type="string">
            <text:p>Sigue tu Camino</text:p>
          </table:table-cell>
          <table:table-cell office:value-type="string" calcext:value-type="string">
            <text:p>Sigue Tu Camin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CDDC8FE016675B</text:p>
          </table:table-cell>
          <table:table-cell office:value-type="string" calcext:value-type="string">
            <text:p>8CDCC0E7712CDFC</text:p>
          </table:table-cell>
          <table:table-cell office:value-type="string" calcext:value-type="string">
            <text:p>8CDD6F0E2E4D2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7969" calcext:value-type="float">
            <text:p>7969</text:p>
          </table:table-cell>
          <table:table-cell office:value-type="float" office:value="44100" calcext:value-type="float">
            <text:p>44100</text:p>
          </table:table-cell>
          <table:table-cell office:value-type="float" office:value="8931496" calcext:value-type="float">
            <text:p>8931496</text:p>
          </table:table-cell>
          <table:table-cell office:value-type="string" calcext:value-type="string">
            <text:p>82,07</text:p>
          </table:table-cell>
          <table:table-cell office:value-type="float" office:value="83" calcext:value-type="float">
            <text:p>83</text:p>
          </table:table-cell>
          <table:table-cell office:value-type="float" office:value="205608" calcext:value-type="float">
            <text:p>205608</text:p>
          </table:table-cell>
          <table:table-cell table:style-name="ce2" table:formula="of:=1000*([.AE13]-0)/([.AH13]-3000)" office:value-type="float" office:value="44082.6423438364" calcext:value-type="float">
            <text:p>44.082,64</text:p>
          </table:table-cell>
          <table:table-cell table:style-name="ce4" table:formula="of:=1000*([.AE13]-[.AD13])/([.AH13]-3000)" office:value-type="float" office:value="43864.9806522941" calcext:value-type="float">
            <text:p>43.864,98</text:p>
          </table:table-cell>
          <table:table-cell table:formula="of:=[.AC13]*2" office:value-type="float" office:value="15938" calcext:value-type="float">
            <text:p>15938</text:p>
          </table:table-cell>
          <table:table-cell table:formula="of:=[.AG13]/60" office:value-type="float" office:value="1.38333333333333" calcext:value-type="float">
            <text:p>1,38</text:p>
          </table:table-cell>
          <table:table-cell table:formula="of:=60*[.AJ13]/[.AK13]" office:value-type="float" office:value="165.133570029969" calcext:value-type="float">
            <text:p>165,134</text:p>
          </table:table-cell>
          <table:table-cell table:formula="of:=[.AM13]/[.AG13]" office:value-type="float" office:value="1.98956108469842" calcext:value-type="float">
            <text:p>1,990</text:p>
          </table:table-cell>
        </table:table-row>
        <table:table-row table:style-name="ro1">
          <table:table-cell office:value-type="string" calcext:value-type="string">
            <text:p>Los Autenticos Decadentes</text:p>
          </table:table-cell>
          <table:table-cell office:value-type="string" calcext:value-type="string">
            <text:p>Un Osito de Peluche de Taiwán</text:p>
          </table:table-cell>
          <table:table-cell office:value-type="string" calcext:value-type="string">
            <text:p>Sigue Tu Camin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CDD6F1907E0BB0</text:p>
          </table:table-cell>
          <table:table-cell office:value-type="string" calcext:value-type="string">
            <text:p>8CDCC0E7712CDFC</text:p>
          </table:table-cell>
          <table:table-cell office:value-type="string" calcext:value-type="string">
            <text:p>8CDD6F0E2E4D2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2970" calcext:value-type="float">
            <text:p>12970</text:p>
          </table:table-cell>
          <table:table-cell office:value-type="float" office:value="220500" calcext:value-type="float">
            <text:p>220500</text:p>
          </table:table-cell>
          <table:table-cell office:value-type="float" office:value="11521230" calcext:value-type="float">
            <text:p>11521230</text:p>
          </table:table-cell>
          <table:table-cell office:value-type="string" calcext:value-type="string">
            <text:p>50,42</text:p>
          </table:table-cell>
          <table:table-cell office:value-type="float" office:value="102" calcext:value-type="float">
            <text:p>102</text:p>
          </table:table-cell>
          <table:table-cell office:value-type="float" office:value="264471" calcext:value-type="float">
            <text:p>264471</text:p>
          </table:table-cell>
          <table:table-cell table:style-name="ce2" table:formula="of:=1000*([.AE14]-0)/([.AH14]-3000)" office:value-type="float" office:value="44063.1274596418" calcext:value-type="float">
            <text:p>44.063,13</text:p>
          </table:table-cell>
          <table:table-cell table:style-name="ce4" table:formula="of:=1000*([.AE14]-[.AD14])/([.AH14]-3000)" office:value-type="float" office:value="43219.8217010682" calcext:value-type="float">
            <text:p>43.219,82</text:p>
          </table:table-cell>
          <table:table-cell table:formula="of:=[.AC14]*2" office:value-type="float" office:value="25940" calcext:value-type="float">
            <text:p>25940</text:p>
          </table:table-cell>
          <table:table-cell table:formula="of:=[.AG14]/60" office:value-type="float" office:value="1.7" calcext:value-type="float">
            <text:p>1,70</text:p>
          </table:table-cell>
          <table:table-cell table:formula="of:=60*[.AJ14]/[.AK14]" office:value-type="float" office:value="99.9687471882842" calcext:value-type="float">
            <text:p>99,969</text:p>
          </table:table-cell>
          <table:table-cell table:formula="of:=[.AM14]/[.AG14]" office:value-type="float" office:value="0.980085756747884" calcext:value-type="float">
            <text:p>0,980</text:p>
          </table:table-cell>
        </table:table-row>
        <table:table-row table:style-name="ro1">
          <table:table-cell office:value-type="string" calcext:value-type="string">
            <text:p>Los Cafres</text:p>
          </table:table-cell>
          <table:table-cell office:value-type="string" calcext:value-type="string">
            <text:p>Casi q' me pierdo</text:p>
          </table:table-cell>
          <table:table-cell office:value-type="string" calcext:value-type="string">
            <text:p>El paso giga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E4A8315DFA2C3</text:p>
          </table:table-cell>
          <table:table-cell office:value-type="string" calcext:value-type="string">
            <text:p>8CDD6DF405D10C0</text:p>
          </table:table-cell>
          <table:table-cell office:value-type="string" calcext:value-type="string">
            <text:p>8CE4A824D46CAA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5939" calcext:value-type="float">
            <text:p>15939</text:p>
          </table:table-cell>
          <table:table-cell office:value-type="float" office:value="13230" calcext:value-type="float">
            <text:p>13230</text:p>
          </table:table-cell>
          <table:table-cell office:value-type="float" office:value="11811451" calcext:value-type="float">
            <text:p>11811451</text:p>
          </table:table-cell>
          <table:table-cell office:value-type="string" calcext:value-type="string">
            <text:p>41,03</text:p>
          </table:table-cell>
          <table:table-cell office:value-type="float" office:value="83" calcext:value-type="float">
            <text:p>83</text:p>
          </table:table-cell>
          <table:table-cell office:value-type="float" office:value="270851" calcext:value-type="float">
            <text:p>270851</text:p>
          </table:table-cell>
          <table:table-cell table:style-name="ce2" table:formula="of:=1000*([.AE15]-0)/([.AH15]-3000)" office:value-type="float" office:value="44097.0950267126" calcext:value-type="float">
            <text:p>44.097,10</text:p>
          </table:table-cell>
          <table:table-cell table:style-name="ce4" table:formula="of:=1000*([.AE15]-[.AD15])/([.AH15]-3000)" office:value-type="float" office:value="44047.7018939634" calcext:value-type="float">
            <text:p>44.047,70</text:p>
          </table:table-cell>
          <table:table-cell table:formula="of:=[.AC15]*2" office:value-type="float" office:value="31878" calcext:value-type="float">
            <text:p>31878</text:p>
          </table:table-cell>
          <table:table-cell table:formula="of:=[.AG15]/60" office:value-type="float" office:value="1.38333333333333" calcext:value-type="float">
            <text:p>1,38</text:p>
          </table:table-cell>
          <table:table-cell table:formula="of:=60*[.AJ15]/[.AK15]" office:value-type="float" office:value="82.9055183398521" calcext:value-type="float">
            <text:p>82,906</text:p>
          </table:table-cell>
          <table:table-cell table:formula="of:=[.AM15]/[.AG15]" office:value-type="float" office:value="0.998861666745207" calcext:value-type="float">
            <text:p>0,999</text:p>
          </table:table-cell>
        </table:table-row>
        <table:table-row table:style-name="ro1">
          <table:table-cell office:value-type="string" calcext:value-type="string">
            <text:p>Los Cafres</text:p>
          </table:table-cell>
          <table:table-cell office:value-type="string" calcext:value-type="string">
            <text:p>Si el Amor se Cae</text:p>
          </table:table-cell>
          <table:table-cell office:value-type="string" calcext:value-type="string">
            <text:p>Quién da Má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DD6ED7C845AF0</text:p>
          </table:table-cell>
          <table:table-cell office:value-type="string" calcext:value-type="string">
            <text:p>8CDD6DF405D10C0</text:p>
          </table:table-cell>
          <table:table-cell office:value-type="string" calcext:value-type="string">
            <text:p>8CDD6ED5A3E8D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5564" calcext:value-type="float">
            <text:p>15564</text:p>
          </table:table-cell>
          <table:table-cell office:value-type="float" office:value="44100" calcext:value-type="float">
            <text:p>44100</text:p>
          </table:table-cell>
          <table:table-cell office:value-type="float" office:value="11956677" calcext:value-type="float">
            <text:p>11956677</text:p>
          </table:table-cell>
          <table:table-cell office:value-type="string" calcext:value-type="string">
            <text:p>42,02</text:p>
          </table:table-cell>
          <table:table-cell office:value-type="float" office:value="85" calcext:value-type="float">
            <text:p>85</text:p>
          </table:table-cell>
          <table:table-cell office:value-type="float" office:value="274467" calcext:value-type="float">
            <text:p>274467</text:p>
          </table:table-cell>
          <table:table-cell table:style-name="ce2" table:formula="of:=1000*([.AE16]-0)/([.AH16]-3000)" office:value-type="float" office:value="44044.6794638022" calcext:value-type="float">
            <text:p>44.044,68</text:p>
          </table:table-cell>
          <table:table-cell table:style-name="ce4" table:formula="of:=1000*([.AE16]-[.AD16])/([.AH16]-3000)" office:value-type="float" office:value="43882.2287791886" calcext:value-type="float">
            <text:p>43.882,23</text:p>
          </table:table-cell>
          <table:table-cell table:formula="of:=[.AC16]*2" office:value-type="float" office:value="31128" calcext:value-type="float">
            <text:p>31128</text:p>
          </table:table-cell>
          <table:table-cell table:formula="of:=[.AG16]/60" office:value-type="float" office:value="1.41666666666667" calcext:value-type="float">
            <text:p>1,42</text:p>
          </table:table-cell>
          <table:table-cell table:formula="of:=60*[.AJ16]/[.AK16]" office:value-type="float" office:value="84.5840955651285" calcext:value-type="float">
            <text:p>84,584</text:p>
          </table:table-cell>
          <table:table-cell table:formula="of:=[.AM16]/[.AG16]" office:value-type="float" office:value="0.99510700664857" calcext:value-type="float">
            <text:p>0,995</text:p>
          </table:table-cell>
        </table:table-row>
        <table:table-row table:style-name="ro1">
          <table:table-cell office:value-type="string" calcext:value-type="string">
            <text:p>Los Pericos</text:p>
          </table:table-cell>
          <table:table-cell office:value-type="string" calcext:value-type="string">
            <text:p>Lindo Día</text:p>
          </table:table-cell>
          <table:table-cell office:value-type="string" calcext:value-type="string">
            <text:p>Pura Vi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CDD6EF6F791BE6</text:p>
          </table:table-cell>
          <table:table-cell office:value-type="string" calcext:value-type="string">
            <text:p>8CDD6EF27BBB9D0</text:p>
          </table:table-cell>
          <table:table-cell office:value-type="string" calcext:value-type="string">
            <text:p>8CDD6EF6412DD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251" calcext:value-type="float">
            <text:p>9251</text:p>
          </table:table-cell>
          <table:table-cell office:value-type="float" office:value="88200" calcext:value-type="float">
            <text:p>88200</text:p>
          </table:table-cell>
          <table:table-cell office:value-type="float" office:value="9370303" calcext:value-type="float">
            <text:p>9370303</text:p>
          </table:table-cell>
          <table:table-cell office:value-type="string" calcext:value-type="string">
            <text:p>70,70</text:p>
          </table:table-cell>
          <table:table-cell office:value-type="float" office:value="71" calcext:value-type="float">
            <text:p>71</text:p>
          </table:table-cell>
          <table:table-cell office:value-type="float" office:value="215639" calcext:value-type="float">
            <text:p>215639</text:p>
          </table:table-cell>
          <table:table-cell table:style-name="ce2" table:formula="of:=1000*([.AE17]-0)/([.AH17]-3000)" office:value-type="float" office:value="44066.7187110549" calcext:value-type="float">
            <text:p>44.066,72</text:p>
          </table:table-cell>
          <table:table-cell table:style-name="ce4" table:formula="of:=1000*([.AE17]-[.AD17])/([.AH17]-3000)" office:value-type="float" office:value="43651.9312073514" calcext:value-type="float">
            <text:p>43.651,93</text:p>
          </table:table-cell>
          <table:table-cell table:formula="of:=[.AC17]*2" office:value-type="float" office:value="18502" calcext:value-type="float">
            <text:p>18502</text:p>
          </table:table-cell>
          <table:table-cell table:formula="of:=[.AG17]/60" office:value-type="float" office:value="1.18333333333333" calcext:value-type="float">
            <text:p>1,18</text:p>
          </table:table-cell>
          <table:table-cell table:formula="of:=60*[.AJ17]/[.AK17]" office:value-type="float" office:value="141.558527318186" calcext:value-type="float">
            <text:p>141,559</text:p>
          </table:table-cell>
          <table:table-cell table:formula="of:=[.AM17]/[.AG17]" office:value-type="float" office:value="1.99378207490403" calcext:value-type="float">
            <text:p>1,994</text:p>
          </table:table-cell>
        </table:table-row>
        <table:table-row table:style-name="ro1">
          <table:table-cell office:value-type="string" calcext:value-type="string">
            <text:p>Los Tipitos</text:p>
          </table:table-cell>
          <table:table-cell office:value-type="string" calcext:value-type="string">
            <text:p>Campanas en la noche</text:p>
          </table:table-cell>
          <table:table-cell office:value-type="string" calcext:value-type="string">
            <text:p>Armando Camale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E10377F16005B</text:p>
          </table:table-cell>
          <table:table-cell office:value-type="string" calcext:value-type="string">
            <text:p>8CE10374A7A0077</text:p>
          </table:table-cell>
          <table:table-cell office:value-type="string" calcext:value-type="string">
            <text:p>8CE1037563ACCFC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061" calcext:value-type="float">
            <text:p>9061</text:p>
          </table:table-cell>
          <table:table-cell office:value-type="float" office:value="44100" calcext:value-type="float">
            <text:p>44100</text:p>
          </table:table-cell>
          <table:table-cell office:value-type="float" office:value="11108442" calcext:value-type="float">
            <text:p>11108442</text:p>
          </table:table-cell>
          <table:table-cell office:value-type="string" calcext:value-type="string">
            <text:p>72,18</text:p>
          </table:table-cell>
          <table:table-cell office:value-type="float" office:value="73" calcext:value-type="float">
            <text:p>73</text:p>
          </table:table-cell>
          <table:table-cell office:value-type="float" office:value="255096" calcext:value-type="float">
            <text:p>255096</text:p>
          </table:table-cell>
          <table:table-cell table:style-name="ce2" table:formula="of:=1000*([.AE18]-0)/([.AH18]-3000)" office:value-type="float" office:value="44064.3326351866" calcext:value-type="float">
            <text:p>44.064,33</text:p>
          </table:table-cell>
          <table:table-cell table:style-name="ce4" table:formula="of:=1000*([.AE18]-[.AD18])/([.AH18]-3000)" office:value-type="float" office:value="43889.3992764661" calcext:value-type="float">
            <text:p>43.889,40</text:p>
          </table:table-cell>
          <table:table-cell table:formula="of:=[.AC18]*2" office:value-type="float" office:value="18122" calcext:value-type="float">
            <text:p>18122</text:p>
          </table:table-cell>
          <table:table-cell table:formula="of:=[.AG18]/60" office:value-type="float" office:value="1.21666666666667" calcext:value-type="float">
            <text:p>1,22</text:p>
          </table:table-cell>
          <table:table-cell table:formula="of:=60*[.AJ18]/[.AK18]" office:value-type="float" office:value="145.313097703784" calcext:value-type="float">
            <text:p>145,313</text:p>
          </table:table-cell>
          <table:table-cell table:formula="of:=[.AM18]/[.AG18]" office:value-type="float" office:value="1.99059037950388" calcext:value-type="float">
            <text:p>1,991</text:p>
          </table:table-cell>
        </table:table-row>
        <table:table-row table:style-name="ro1">
          <table:table-cell office:value-type="string" calcext:value-type="string">
            <text:p>Mancha de Rolando</text:p>
          </table:table-cell>
          <table:table-cell office:value-type="string" calcext:value-type="string">
            <text:p>Arde la Ciudad</text:p>
          </table:table-cell>
          <table:table-cell office:value-type="string" calcext:value-type="string">
            <text:p>Viaj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DD6DEFECC65C0</text:p>
          </table:table-cell>
          <table:table-cell office:value-type="string" calcext:value-type="string">
            <text:p>8CE1A8C693B04BD</text:p>
          </table:table-cell>
          <table:table-cell office:value-type="string" calcext:value-type="string">
            <text:p>8CE1A8C8B2073C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800" calcext:value-type="float">
            <text:p>9800</text:p>
          </table:table-cell>
          <table:table-cell office:value-type="float" office:value="3097" calcext:value-type="float">
            <text:p>3097</text:p>
          </table:table-cell>
          <table:table-cell office:value-type="float" office:value="11150713" calcext:value-type="float">
            <text:p>11150713</text:p>
          </table:table-cell>
          <table:table-cell office:value-type="string" calcext:value-type="string">
            <text:p>66,73</text:p>
          </table:table-cell>
          <table:table-cell office:value-type="float" office:value="135" calcext:value-type="float">
            <text:p>135</text:p>
          </table:table-cell>
          <table:table-cell office:value-type="float" office:value="255934" calcext:value-type="float">
            <text:p>255934</text:p>
          </table:table-cell>
          <table:table-cell table:style-name="ce2" table:formula="of:=1000*([.AE19]-0)/([.AH19]-3000)" office:value-type="float" office:value="44085.46498296" calcext:value-type="float">
            <text:p>44.085,46</text:p>
          </table:table-cell>
          <table:table-cell table:style-name="ce4" table:formula="of:=1000*([.AE19]-[.AD19])/([.AH19]-3000)" office:value-type="float" office:value="44073.2206820752" calcext:value-type="float">
            <text:p>44.073,22</text:p>
          </table:table-cell>
          <table:table-cell table:formula="of:=[.AC19]*2" office:value-type="float" office:value="19600" calcext:value-type="float">
            <text:p>19600</text:p>
          </table:table-cell>
          <table:table-cell table:formula="of:=[.AG19]/60" office:value-type="float" office:value="2.25" calcext:value-type="float">
            <text:p>2,25</text:p>
          </table:table-cell>
          <table:table-cell table:formula="of:=60*[.AJ19]/[.AK19]" office:value-type="float" office:value="134.918022496148" calcext:value-type="float">
            <text:p>134,918</text:p>
          </table:table-cell>
          <table:table-cell table:formula="of:=[.AM19]/[.AG19]" office:value-type="float" office:value="0.999392759230729" calcext:value-type="float">
            <text:p>0,999</text:p>
          </table:table-cell>
        </table:table-row>
        <table:table-row table:style-name="ro1">
          <table:table-cell office:value-type="string" calcext:value-type="string">
            <text:p>Massacre</text:p>
          </table:table-cell>
          <table:table-cell office:value-type="string" calcext:value-type="string">
            <text:p>La reina de marte</text:p>
          </table:table-cell>
          <table:table-cell office:value-type="string" calcext:value-type="string">
            <text:p>El Mamu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CD95C98176C67B</text:p>
          </table:table-cell>
          <table:table-cell office:value-type="string" calcext:value-type="string">
            <text:p>8CD95C9489CA151</text:p>
          </table:table-cell>
          <table:table-cell office:value-type="string" calcext:value-type="string">
            <text:p>8CD95C965D0179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335" calcext:value-type="float">
            <text:p>10335</text:p>
          </table:table-cell>
          <table:table-cell office:value-type="float" office:value="4410" calcext:value-type="float">
            <text:p>4410</text:p>
          </table:table-cell>
          <table:table-cell office:value-type="float" office:value="10549500" calcext:value-type="float">
            <text:p>10549500</text:p>
          </table:table-cell>
          <table:table-cell office:value-type="string" calcext:value-type="string">
            <text:p>63,28</text:p>
          </table:table-cell>
          <table:table-cell office:value-type="float" office:value="128" calcext:value-type="float">
            <text:p>128</text:p>
          </table:table-cell>
          <table:table-cell office:value-type="float" office:value="242267" calcext:value-type="float">
            <text:p>242267</text:p>
          </table:table-cell>
          <table:table-cell table:style-name="ce2" table:formula="of:=1000*([.AE20]-0)/([.AH20]-3000)" office:value-type="float" office:value="44090.9109906506" calcext:value-type="float">
            <text:p>44.090,91</text:p>
          </table:table-cell>
          <table:table-cell table:style-name="ce4" table:formula="of:=1000*([.AE20]-[.AD20])/([.AH20]-3000)" office:value-type="float" office:value="44072.4796984122" calcext:value-type="float">
            <text:p>44.072,48</text:p>
          </table:table-cell>
          <table:table-cell table:formula="of:=[.AC20]*2" office:value-type="float" office:value="20670" calcext:value-type="float">
            <text:p>20670</text:p>
          </table:table-cell>
          <table:table-cell table:formula="of:=[.AG20]/60" office:value-type="float" office:value="2.13333333333333" calcext:value-type="float">
            <text:p>2,13</text:p>
          </table:table-cell>
          <table:table-cell table:formula="of:=60*[.AJ20]/[.AK20]" office:value-type="float" office:value="127.931726265348" calcext:value-type="float">
            <text:p>127,932</text:p>
          </table:table-cell>
          <table:table-cell table:formula="of:=[.AM20]/[.AG20]" office:value-type="float" office:value="0.999466611448028" calcext:value-type="float">
            <text:p>0,999</text:p>
          </table:table-cell>
        </table:table-row>
        <table:table-row table:style-name="ro1">
          <table:table-cell office:value-type="string" calcext:value-type="string">
            <text:p>Massacre</text:p>
          </table:table-cell>
          <table:table-cell office:value-type="string" calcext:value-type="string">
            <text:p>Tanto Amor</text:p>
          </table:table-cell>
          <table:table-cell office:value-type="string" calcext:value-type="string">
            <text:p>Ring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E2C827256AFB3</text:p>
          </table:table-cell>
          <table:table-cell office:value-type="string" calcext:value-type="string">
            <text:p>8CD95C9489CA151</text:p>
          </table:table-cell>
          <table:table-cell office:value-type="string" calcext:value-type="string">
            <text:p>8CE2C8260DE89B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349" calcext:value-type="float">
            <text:p>2349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4380" calcext:value-type="float">
            <text:p>14380</text:p>
          </table:table-cell>
          <table:table-cell office:value-type="float" office:value="16425" calcext:value-type="float">
            <text:p>16425</text:p>
          </table:table-cell>
          <table:table-cell office:value-type="float" office:value="7450966" calcext:value-type="float">
            <text:p>7450966</text:p>
          </table:table-cell>
          <table:table-cell office:value-type="string" calcext:value-type="string">
            <text:p>45,48</text:p>
          </table:table-cell>
          <table:table-cell office:value-type="float" office:value="91" calcext:value-type="float">
            <text:p>91</text:p>
          </table:table-cell>
          <table:table-cell office:value-type="float" office:value="172041" calcext:value-type="float">
            <text:p>172041</text:p>
          </table:table-cell>
          <table:table-cell table:style-name="ce2" table:formula="of:=1000*([.AE21]-0)/([.AH21]-3000)" office:value-type="float" office:value="44077.862767021" calcext:value-type="float">
            <text:p>44.077,86</text:p>
          </table:table-cell>
          <table:table-cell table:style-name="ce4" table:formula="of:=1000*([.AE21]-[.AD21])/([.AH21]-3000)" office:value-type="float" office:value="43980.6969906709" calcext:value-type="float">
            <text:p>43.980,70</text:p>
          </table:table-cell>
          <table:table-cell table:formula="of:=[.AC21]*2" office:value-type="float" office:value="28760" calcext:value-type="float">
            <text:p>28760</text:p>
          </table:table-cell>
          <table:table-cell table:formula="of:=[.AG21]/60" office:value-type="float" office:value="1.51666666666667" calcext:value-type="float">
            <text:p>1,52</text:p>
          </table:table-cell>
          <table:table-cell table:formula="of:=60*[.AJ21]/[.AK21]" office:value-type="float" office:value="91.7538880194803" calcext:value-type="float">
            <text:p>91,754</text:p>
          </table:table-cell>
          <table:table-cell table:formula="of:=[.AM21]/[.AG21]" office:value-type="float" office:value="1.00828448373055" calcext:value-type="float">
            <text:p>1,008</text:p>
          </table:table-cell>
        </table:table-row>
        <table:table-row table:style-name="ro1">
          <table:table-cell office:value-type="string" calcext:value-type="string">
            <text:p>No Te Va Gustar</text:p>
          </table:table-cell>
          <table:table-cell office:value-type="string" calcext:value-type="string">
            <text:p>Cero a La Izquierda</text:p>
          </table:table-cell>
          <table:table-cell office:value-type="string" calcext:value-type="string">
            <text:p>Por lo Menos Ho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CE0490F438236F</text:p>
          </table:table-cell>
          <table:table-cell office:value-type="string" calcext:value-type="string">
            <text:p>8CDFF1F17EDB389</text:p>
          </table:table-cell>
          <table:table-cell office:value-type="string" calcext:value-type="string">
            <text:p>8CE0490BF81053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187" calcext:value-type="float">
            <text:p>9187</text:p>
          </table:table-cell>
          <table:table-cell office:value-type="float" office:value="546" calcext:value-type="float">
            <text:p>546</text:p>
          </table:table-cell>
          <table:table-cell office:value-type="float" office:value="11319026" calcext:value-type="float">
            <text:p>11319026</text:p>
          </table:table-cell>
          <table:table-cell office:value-type="string" calcext:value-type="string">
            <text:p>71,19</text:p>
          </table:table-cell>
          <table:table-cell office:value-type="float" office:value="72" calcext:value-type="float">
            <text:p>72</text:p>
          </table:table-cell>
          <table:table-cell office:value-type="float" office:value="259841" calcext:value-type="float">
            <text:p>259841</text:p>
          </table:table-cell>
          <table:table-cell table:style-name="ce2" table:formula="of:=1000*([.AE22]-0)/([.AH22]-3000)" office:value-type="float" office:value="44070.167924903" calcext:value-type="float">
            <text:p>44.070,17</text:p>
          </table:table-cell>
          <table:table-cell table:style-name="ce4" table:formula="of:=1000*([.AE22]-[.AD22])/([.AH22]-3000)" office:value-type="float" office:value="44068.0420960828" calcext:value-type="float">
            <text:p>44.068,04</text:p>
          </table:table-cell>
          <table:table-cell table:formula="of:=[.AC22]*2" office:value-type="float" office:value="18374" calcext:value-type="float">
            <text:p>18374</text:p>
          </table:table-cell>
          <table:table-cell table:formula="of:=[.AG22]/60" office:value-type="float" office:value="1.2" calcext:value-type="float">
            <text:p>1,20</text:p>
          </table:table-cell>
          <table:table-cell table:formula="of:=60*[.AJ22]/[.AK22]" office:value-type="float" office:value="143.903479142537" calcext:value-type="float">
            <text:p>143,903</text:p>
          </table:table-cell>
          <table:table-cell table:formula="of:=[.AM22]/[.AG22]" office:value-type="float" office:value="1.99865943253523" calcext:value-type="float">
            <text:p>1,999</text:p>
          </table:table-cell>
        </table:table-row>
        <table:table-row table:style-name="ro1">
          <table:table-cell office:value-type="string" calcext:value-type="string">
            <text:p>No Te Va Gustar</text:p>
          </table:table-cell>
          <table:table-cell office:value-type="string" calcext:value-type="string">
            <text:p>Chau</text:p>
          </table:table-cell>
          <table:table-cell office:value-type="string" calcext:value-type="string">
            <text:p>Por lo Menos Ho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CE04945F9BC04B</text:p>
          </table:table-cell>
          <table:table-cell office:value-type="string" calcext:value-type="string">
            <text:p>8CDFF1F17EDB389</text:p>
          </table:table-cell>
          <table:table-cell office:value-type="string" calcext:value-type="string">
            <text:p>8CE0490BF81053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3781" calcext:value-type="float">
            <text:p>13781</text:p>
          </table:table-cell>
          <table:table-cell office:value-type="float" office:value="5511" calcext:value-type="float">
            <text:p>5511</text:p>
          </table:table-cell>
          <table:table-cell office:value-type="float" office:value="12973918" calcext:value-type="float">
            <text:p>12973918</text:p>
          </table:table-cell>
          <table:table-cell office:value-type="string" calcext:value-type="string">
            <text:p>47,46</text:p>
          </table:table-cell>
          <table:table-cell office:value-type="float" office:value="96" calcext:value-type="float">
            <text:p>96</text:p>
          </table:table-cell>
          <table:table-cell office:value-type="float" office:value="297203" calcext:value-type="float">
            <text:p>297203</text:p>
          </table:table-cell>
          <table:table-cell table:style-name="ce2" table:formula="of:=1000*([.AE23]-0)/([.AH23]-3000)" office:value-type="float" office:value="44098.5238083908" calcext:value-type="float">
            <text:p>44.098,52</text:p>
          </table:table-cell>
          <table:table-cell table:style-name="ce4" table:formula="of:=1000*([.AE23]-[.AD23])/([.AH23]-3000)" office:value-type="float" office:value="44079.7918444068" calcext:value-type="float">
            <text:p>44.079,79</text:p>
          </table:table-cell>
          <table:table-cell table:formula="of:=[.AC23]*2" office:value-type="float" office:value="27562" calcext:value-type="float">
            <text:p>27562</text:p>
          </table:table-cell>
          <table:table-cell table:formula="of:=[.AG23]/60" office:value-type="float" office:value="1.6" calcext:value-type="float">
            <text:p>1,60</text:p>
          </table:table-cell>
          <table:table-cell table:formula="of:=60*[.AJ23]/[.AK23]" office:value-type="float" office:value="95.9577501873741" calcext:value-type="float">
            <text:p>95,958</text:p>
          </table:table-cell>
          <table:table-cell table:formula="of:=[.AM23]/[.AG23]" office:value-type="float" office:value="0.999559897785147" calcext:value-type="float">
            <text:p>1,000</text:p>
          </table:table-cell>
        </table:table-row>
        <table:table-row table:style-name="ro1">
          <table:table-cell office:value-type="string" calcext:value-type="string">
            <text:p>Oconnor</text:p>
          </table:table-cell>
          <table:table-cell office:value-type="string" calcext:value-type="string">
            <text:p>Yo Caníbal</text:p>
          </table:table-cell>
          <table:table-cell office:value-type="string" calcext:value-type="string">
            <text:p>Un Poco de Respe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CEFBFAA71A3518</text:p>
          </table:table-cell>
          <table:table-cell office:value-type="string" calcext:value-type="string">
            <text:p>8CEFBFA6FD09CC8</text:p>
          </table:table-cell>
          <table:table-cell office:value-type="string" calcext:value-type="string">
            <text:p>8CEFBFA72916A7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4599" calcext:value-type="float">
            <text:p>4599</text:p>
          </table:table-cell>
          <table:table-cell office:value-type="float" office:value="7265" calcext:value-type="float">
            <text:p>7265</text:p>
          </table:table-cell>
          <table:table-cell office:value-type="float" office:value="10584" calcext:value-type="float">
            <text:p>10584</text:p>
          </table:table-cell>
          <table:table-cell office:value-type="float" office:value="8731039" calcext:value-type="float">
            <text:p>8731039</text:p>
          </table:table-cell>
          <table:table-cell office:value-type="string" calcext:value-type="string">
            <text:p>90,02</text:p>
          </table:table-cell>
          <table:table-cell office:value-type="float" office:value="91" calcext:value-type="float">
            <text:p>91</text:p>
          </table:table-cell>
          <table:table-cell office:value-type="float" office:value="200998" calcext:value-type="float">
            <text:p>200998</text:p>
          </table:table-cell>
          <table:table-cell table:style-name="ce2" table:formula="of:=1000*([.AE24]-0)/([.AH24]-3000)" office:value-type="float" office:value="44096.6019858786" calcext:value-type="float">
            <text:p>44.096,60</text:p>
          </table:table-cell>
          <table:table-cell table:style-name="ce4" table:formula="of:=1000*([.AE24]-[.AD24])/([.AH24]-3000)" office:value-type="float" office:value="44043.1469004737" calcext:value-type="float">
            <text:p>44.043,15</text:p>
          </table:table-cell>
          <table:table-cell table:formula="of:=[.AC24]*2" office:value-type="float" office:value="14530" calcext:value-type="float">
            <text:p>14530</text:p>
          </table:table-cell>
          <table:table-cell table:formula="of:=[.AG24]/60" office:value-type="float" office:value="1.51666666666667" calcext:value-type="float">
            <text:p>1,52</text:p>
          </table:table-cell>
          <table:table-cell table:formula="of:=60*[.AJ24]/[.AK24]" office:value-type="float" office:value="181.871219134785" calcext:value-type="float">
            <text:p>181,871</text:p>
          </table:table-cell>
          <table:table-cell table:formula="of:=[.AM24]/[.AG24]" office:value-type="float" office:value="1.99858482565698" calcext:value-type="float">
            <text:p>1,999</text:p>
          </table:table-cell>
        </table:table-row>
        <table:table-row table:style-name="ro1">
          <table:table-cell office:value-type="string" calcext:value-type="string">
            <text:p>Rata Blanca</text:p>
          </table:table-cell>
          <table:table-cell table:number-columns-repeated="2" office:value-type="string" calcext:value-type="string">
            <text:p>El Reino Olvidad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CE3F8917CBAB8B</text:p>
          </table:table-cell>
          <table:table-cell office:value-type="string" calcext:value-type="string">
            <text:p>8CDE8310FB32166</text:p>
          </table:table-cell>
          <table:table-cell office:value-type="string" calcext:value-type="string">
            <text:p>8CE3F88FDD18EF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176" calcext:value-type="float">
            <text:p>10176</text:p>
          </table:table-cell>
          <table:table-cell office:value-type="float" office:value="26201" calcext:value-type="float">
            <text:p>26201</text:p>
          </table:table-cell>
          <table:table-cell office:value-type="float" office:value="14823844" calcext:value-type="float">
            <text:p>14823844</text:p>
          </table:table-cell>
          <table:table-cell office:value-type="string" calcext:value-type="string">
            <text:p>64,27</text:p>
          </table:table-cell>
          <table:table-cell office:value-type="float" office:value="130" calcext:value-type="float">
            <text:p>130</text:p>
          </table:table-cell>
          <table:table-cell office:value-type="float" office:value="339149" calcext:value-type="float">
            <text:p>339149</text:p>
          </table:table-cell>
          <table:table-cell table:style-name="ce2" table:formula="of:=1000*([.AE25]-0)/([.AH25]-3000)" office:value-type="float" office:value="44099.0275145843" calcext:value-type="float">
            <text:p>44.099,03</text:p>
          </table:table-cell>
          <table:table-cell table:style-name="ce4" table:formula="of:=1000*([.AE25]-[.AD25])/([.AH25]-3000)" office:value-type="float" office:value="44021.082912637" calcext:value-type="float">
            <text:p>44.021,08</text:p>
          </table:table-cell>
          <table:table-cell table:formula="of:=[.AC25]*2" office:value-type="float" office:value="20352" calcext:value-type="float">
            <text:p>20352</text:p>
          </table:table-cell>
          <table:table-cell table:formula="of:=[.AG25]/60" office:value-type="float" office:value="2.16666666666667" calcext:value-type="float">
            <text:p>2,17</text:p>
          </table:table-cell>
          <table:table-cell table:formula="of:=60*[.AJ25]/[.AK25]" office:value-type="float" office:value="129.779135945274" calcext:value-type="float">
            <text:p>129,779</text:p>
          </table:table-cell>
          <table:table-cell table:formula="of:=[.AM25]/[.AG25]" office:value-type="float" office:value="0.998301045732877" calcext:value-type="float">
            <text:p>0,998</text:p>
          </table:table-cell>
        </table:table-row>
        <table:table-row table:style-name="ro1">
          <table:table-cell office:value-type="string" calcext:value-type="string">
            <text:p>Rata Blanca</text:p>
          </table:table-cell>
          <table:table-cell office:value-type="string" calcext:value-type="string">
            <text:p>La Leyenda del Hada y el Mago</text:p>
          </table:table-cell>
          <table:table-cell office:value-type="string" calcext:value-type="string">
            <text:p>XX Aniversario - Magos, Espadas y R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DE834968849F4</text:p>
          </table:table-cell>
          <table:table-cell office:value-type="string" calcext:value-type="string">
            <text:p>8CDE8310FB32166</text:p>
          </table:table-cell>
          <table:table-cell office:value-type="string" calcext:value-type="string">
            <text:p>8CDE834639E08CB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450" calcext:value-type="float">
            <text:p>14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600" calcext:value-type="float">
            <text:p>16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8703" calcext:value-type="float">
            <text:p>8703</text:p>
          </table:table-cell>
          <table:table-cell office:value-type="float" office:value="13230" calcext:value-type="float">
            <text:p>13230</text:p>
          </table:table-cell>
          <table:table-cell office:value-type="float" office:value="14533024" calcext:value-type="float">
            <text:p>14533024</text:p>
          </table:table-cell>
          <table:table-cell office:value-type="string" calcext:value-type="string">
            <text:p>75,15</text:p>
          </table:table-cell>
          <table:table-cell office:value-type="float" office:value="76" calcext:value-type="float">
            <text:p>76</text:p>
          </table:table-cell>
          <table:table-cell office:value-type="float" office:value="332607" calcext:value-type="float">
            <text:p>332607</text:p>
          </table:table-cell>
          <table:table-cell table:style-name="ce2" table:formula="of:=1000*([.AE26]-0)/([.AH26]-3000)" office:value-type="float" office:value="44091.9762019617" calcext:value-type="float">
            <text:p>44.091,98</text:p>
          </table:table-cell>
          <table:table-cell table:style-name="ce4" table:formula="of:=1000*([.AE26]-[.AD26])/([.AH26]-3000)" office:value-type="float" office:value="44051.8374913154" calcext:value-type="float">
            <text:p>44.051,84</text:p>
          </table:table-cell>
          <table:table-cell table:formula="of:=[.AC26]*2" office:value-type="float" office:value="17406" calcext:value-type="float">
            <text:p>17406</text:p>
          </table:table-cell>
          <table:table-cell table:formula="of:=[.AG26]/60" office:value-type="float" office:value="1.26666666666667" calcext:value-type="float">
            <text:p>1,27</text:p>
          </table:table-cell>
          <table:table-cell table:formula="of:=60*[.AJ26]/[.AK26]" office:value-type="float" office:value="151.850525650863" calcext:value-type="float">
            <text:p>151,851</text:p>
          </table:table-cell>
          <table:table-cell table:formula="of:=[.AM26]/[.AG26]" office:value-type="float" office:value="1.9980332322482" calcext:value-type="float">
            <text:p>1,998</text:p>
          </table:table-cell>
        </table:table-row>
        <table:table-row table:style-name="ro1">
          <table:table-cell office:value-type="string" calcext:value-type="string">
            <text:p>Ratones Paranoicos</text:p>
          </table:table-cell>
          <table:table-cell office:value-type="string" calcext:value-type="string">
            <text:p>Sigue Girando</text:p>
          </table:table-cell>
          <table:table-cell office:value-type="string" calcext:value-type="string">
            <text:p>Giran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DCCC8C8E87AF4</text:p>
          </table:table-cell>
          <table:table-cell office:value-type="string" calcext:value-type="string">
            <text:p>8CCE72136911694</text:p>
          </table:table-cell>
          <table:table-cell office:value-type="string" calcext:value-type="string">
            <text:p>8CDCCC8BFBE71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1025" calcext:value-type="float">
            <text:p>11025</text:p>
          </table:table-cell>
          <table:table-cell office:value-type="float" office:value="13230" calcext:value-type="float">
            <text:p>13230</text:p>
          </table:table-cell>
          <table:table-cell office:value-type="float" office:value="10578420" calcext:value-type="float">
            <text:p>10578420</text:p>
          </table:table-cell>
          <table:table-cell office:value-type="string" calcext:value-type="string">
            <text:p>59,32</text:p>
          </table:table-cell>
          <table:table-cell office:value-type="float" office:value="120" calcext:value-type="float">
            <text:p>120</text:p>
          </table:table-cell>
          <table:table-cell office:value-type="float" office:value="243013" calcext:value-type="float">
            <text:p>243013</text:p>
          </table:table-cell>
          <table:table-cell table:style-name="ce2" table:formula="of:=1000*([.AE27]-0)/([.AH27]-3000)" office:value-type="float" office:value="44074.3626386904" calcext:value-type="float">
            <text:p>44.074,36</text:p>
          </table:table-cell>
          <table:table-cell table:style-name="ce4" table:formula="of:=1000*([.AE27]-[.AD27])/([.AH27]-3000)" office:value-type="float" office:value="44019.2406244662" calcext:value-type="float">
            <text:p>44.019,24</text:p>
          </table:table-cell>
          <table:table-cell table:formula="of:=[.AC27]*2" office:value-type="float" office:value="22050" calcext:value-type="float">
            <text:p>22050</text:p>
          </table:table-cell>
          <table:table-cell table:formula="of:=[.AG27]/60" office:value-type="float" office:value="2" calcext:value-type="float">
            <text:p>2,00</text:p>
          </table:table-cell>
          <table:table-cell table:formula="of:=60*[.AJ27]/[.AK27]" office:value-type="float" office:value="119.780246597187" calcext:value-type="float">
            <text:p>119,780</text:p>
          </table:table-cell>
          <table:table-cell table:formula="of:=[.AM27]/[.AG27]" office:value-type="float" office:value="0.998168721643224" calcext:value-type="float">
            <text:p>0,998</text:p>
          </table:table-cell>
        </table:table-row>
        <table:table-row table:style-name="ro1">
          <table:table-cell office:value-type="string" calcext:value-type="string">
            <text:p>Turf</text:p>
          </table:table-cell>
          <table:table-cell office:value-type="string" calcext:value-type="string">
            <text:p>Pasos Al Costado</text:p>
          </table:table-cell>
          <table:table-cell office:value-type="string" calcext:value-type="string">
            <text:p>Para Mí, Para V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DD6F088AAD4A0</text:p>
          </table:table-cell>
          <table:table-cell office:value-type="string" calcext:value-type="string">
            <text:p>8CDD6F05939C9C4</text:p>
          </table:table-cell>
          <table:table-cell office:value-type="string" calcext:value-type="string">
            <text:p>8CDD6F05F49E4A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500" calcext:value-type="float">
            <text:p>10500</text:p>
          </table:table-cell>
          <table:table-cell office:value-type="float" office:value="44100" calcext:value-type="float">
            <text:p>44100</text:p>
          </table:table-cell>
          <table:table-cell office:value-type="float" office:value="11134631" calcext:value-type="float">
            <text:p>11134631</text:p>
          </table:table-cell>
          <table:table-cell office:value-type="string" calcext:value-type="string">
            <text:p>62,29</text:p>
          </table:table-cell>
          <table:table-cell office:value-type="float" office:value="126" calcext:value-type="float">
            <text:p>126</text:p>
          </table:table-cell>
          <table:table-cell office:value-type="float" office:value="255701" calcext:value-type="float">
            <text:p>255701</text:p>
          </table:table-cell>
          <table:table-cell table:style-name="ce2" table:formula="of:=1000*([.AE28]-0)/([.AH28]-3000)" office:value-type="float" office:value="44062.4730412622" calcext:value-type="float">
            <text:p>44.062,47</text:p>
          </table:table-cell>
          <table:table-cell table:style-name="ce4" table:formula="of:=1000*([.AE28]-[.AD28])/([.AH28]-3000)" office:value-type="float" office:value="43887.9584964048" calcext:value-type="float">
            <text:p>43.887,96</text:p>
          </table:table-cell>
          <table:table-cell table:formula="of:=[.AC28]*2" office:value-type="float" office:value="21000" calcext:value-type="float">
            <text:p>21000</text:p>
          </table:table-cell>
          <table:table-cell table:formula="of:=[.AG28]/60" office:value-type="float" office:value="2.1" calcext:value-type="float">
            <text:p>2,10</text:p>
          </table:table-cell>
          <table:table-cell table:formula="of:=60*[.AJ28]/[.AK28]" office:value-type="float" office:value="125.394167132585" calcext:value-type="float">
            <text:p>125,394</text:p>
          </table:table-cell>
          <table:table-cell table:formula="of:=[.AM28]/[.AG28]" office:value-type="float" office:value="0.995191802639566" calcext:value-type="float">
            <text:p>0,995</text:p>
          </table:table-cell>
        </table:table-row>
        <table:table-row table:style-name="ro1">
          <table:table-cell office:value-type="string" calcext:value-type="string">
            <text:p>Viejas Locas</text:p>
          </table:table-cell>
          <table:table-cell office:value-type="string" calcext:value-type="string">
            <text:p>Roca &amp; giro</text:p>
          </table:table-cell>
          <table:table-cell office:value-type="string" calcext:value-type="string">
            <text:p>Contra la pare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E687319F49157</text:p>
          </table:table-cell>
          <table:table-cell office:value-type="string" calcext:value-type="string">
            <text:p>8CE6872FE67F497</text:p>
          </table:table-cell>
          <table:table-cell office:value-type="string" calcext:value-type="string">
            <text:p>8CE68730D8D0FA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4400" calcext:value-type="float">
            <text:p>4400</text:p>
          </table:table-cell>
          <table:table-cell office:value-type="float" office:value="8535" calcext:value-type="float">
            <text:p>8535</text:p>
          </table:table-cell>
          <table:table-cell office:value-type="float" office:value="8067" calcext:value-type="float">
            <text:p>8067</text:p>
          </table:table-cell>
          <table:table-cell office:value-type="float" office:value="7227051" calcext:value-type="float">
            <text:p>7227051</text:p>
          </table:table-cell>
          <table:table-cell office:value-type="string" calcext:value-type="string">
            <text:p>76,63</text:p>
          </table:table-cell>
          <table:table-cell office:value-type="float" office:value="77" calcext:value-type="float">
            <text:p>77</text:p>
          </table:table-cell>
          <table:table-cell office:value-type="float" office:value="166883" calcext:value-type="float">
            <text:p>166883</text:p>
          </table:table-cell>
          <table:table-cell table:style-name="ce2" table:formula="of:=1000*([.AE29]-0)/([.AH29]-3000)" office:value-type="float" office:value="44098.8449076475" calcext:value-type="float">
            <text:p>44.098,84</text:p>
          </table:table-cell>
          <table:table-cell table:style-name="ce4" table:formula="of:=1000*([.AE29]-[.AD29])/([.AH29]-3000)" office:value-type="float" office:value="44049.6207660343" calcext:value-type="float">
            <text:p>44.049,62</text:p>
          </table:table-cell>
          <table:table-cell table:formula="of:=[.AC29]*2" office:value-type="float" office:value="17070" calcext:value-type="float">
            <text:p>17070</text:p>
          </table:table-cell>
          <table:table-cell table:formula="of:=[.AG29]/60" office:value-type="float" office:value="1.28333333333333" calcext:value-type="float">
            <text:p>1,28</text:p>
          </table:table-cell>
          <table:table-cell table:formula="of:=60*[.AJ29]/[.AK29]" office:value-type="float" office:value="154.83170743773" calcext:value-type="float">
            <text:p>154,832</text:p>
          </table:table-cell>
          <table:table-cell table:formula="of:=[.AM29]/[.AG29]" office:value-type="float" office:value="2.0108013952952" calcext:value-type="float">
            <text:p>2,011</text:p>
          </table:table-cell>
        </table:table-row>
        <table:table-row table:style-name="ro1">
          <table:table-cell table:number-columns-repeated="34"/>
          <table:table-cell table:style-name="ce2" table:formula="of:=AVERAGE([.AI2:.AI29])" office:value-type="float" office:value="44081.8370634799" calcext:value-type="float">
            <text:p>44.081,84</text:p>
          </table:table-cell>
          <table:table-cell table:style-name="ce4" table:formula="of:=AVERAGE([.AJ2:.AJ29])" office:value-type="float" office:value="43919.5523267648" calcext:value-type="float">
            <text:p>43.919,55</text:p>
          </table:table-cell>
          <table:table-cell table:style-name="ce1" table:formula="of:=[.AI30]-[.AJ30]" office:value-type="float" office:value="162.284736715068" calcext:value-type="float">
            <text:p>162,28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2" table:formula="of:=MEDIAN([.AI2:.AI29])" office:value-type="float" office:value="44086.0874275987" calcext:value-type="float">
            <text:p>44.086,09</text:p>
          </table:table-cell>
          <table:table-cell table:style-name="ce4" table:formula="of:=MEDIAN([.AJ2:.AJ29])" office:value-type="float" office:value="44020.1617685516" calcext:value-type="float">
            <text:p>44.020,16</text:p>
          </table:table-cell>
          <table:table-cell table:style-name="ce1" table:formula="of:=[.AI31]-[.AJ31]" office:value-type="float" office:value="65.9256590471341" calcext:value-type="float">
            <text:p>65,93</text:p>
          </table:table-cell>
          <table:table-cell table:number-columns-repeated="3"/>
        </table:table-row>
        <table:table-row table:style-name="ro2" table:number-rows-repeated="1048544">
          <table:table-cell table:number-columns-repeated="40"/>
        </table:table-row>
        <table:table-row table:style-name="ro2">
          <table:table-cell table:number-columns-repeated="40"/>
        </table:table-row>
        <calcext:conditional-formats>
          <calcext:conditional-format calcext:target-range-address="songs_man.AJ1:songs_man.AJ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ongs_man.AI1:songs_man.AI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6T19:18:17.091000000</dc:date>
    <meta:editing-duration>PT3H7M52S</meta:editing-duration>
    <meta:editing-cycles>29</meta:editing-cycles>
    <meta:generator>LibreOffice/7.4.6.2$Windows_X86_64 LibreOffice_project/5b1f5509c2decdade7fda905e3e1429a67acd63d</meta:generator>
    <meta:document-statistic meta:table-count="1" meta:cell-count="1166" meta:object-count="0"/>
  </office:meta>
</office:document-meta>
</file>